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R10" svg:font-family="CMR10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officeooo:rsid="0013be6d" officeooo:paragraph-rsid="001b0a0b"/>
    </style:style>
    <style:style style:name="P2" style:family="paragraph" style:parent-style-name="Text_20_body">
      <style:paragraph-properties fo:margin-left="0cm" fo:margin-right="0cm" fo:margin-top="0cm" fo:margin-bottom="0cm" style:contextual-spacing="false" style:line-height-at-least="0.381cm" fo:text-align="center" style:justify-single-word="false" fo:text-indent="0cm" style:auto-text-indent="false" fo:padding="0cm" fo:border="none"/>
      <style:text-properties fo:font-size="15pt" officeooo:rsid="0013be6d" officeooo:paragraph-rsid="001b0a0b" style:font-size-asian="15pt" style:font-size-complex="15pt"/>
    </style:style>
    <style:style style:name="P3" style:family="paragraph" style:parent-style-name="Text_20_body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fo:font-size="15pt" officeooo:rsid="0013be6d" officeooo:paragraph-rsid="001b0a0b" style:font-size-asian="15pt" style:font-size-complex="15pt"/>
    </style:style>
    <style:style style:name="P4" style:family="paragraph" style:parent-style-name="Text_20_body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officeooo:paragraph-rsid="001d9850"/>
    </style:style>
    <style:style style:name="P5" style:family="paragraph" style:parent-style-name="Text_20_body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style:font-name="Times New Roman" fo:font-size="12pt" officeooo:rsid="001b0a0b" officeooo:paragraph-rsid="001b0a0b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style:font-name="Times New Roman" fo:font-size="12pt" officeooo:rsid="001b0a0b" officeooo:paragraph-rsid="001b0a0b" style:font-name-asian="CMR10" style:font-size-asian="12pt" style:font-name-complex="CMR10" style:font-size-complex="12pt"/>
    </style:style>
    <style:style style:name="P7" style:family="paragraph" style:parent-style-name="Text_20_body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style:font-name="Times New Roman" fo:font-size="12pt" officeooo:rsid="001d9850" officeooo:paragraph-rsid="001d9850" style:font-name-asian="CMR10" style:font-size-asian="12pt" style:font-name-complex="CMR10" style:font-size-complex="12pt"/>
    </style:style>
    <style:style style:name="P8" style:family="paragraph" style:parent-style-name="Text_20_body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style:font-name="Times New Roman" fo:font-size="12pt" officeooo:rsid="001e76f3" officeooo:paragraph-rsid="001e76f3" style:font-name-asian="CMR10" style:font-size-asian="12pt" style:font-name-complex="CMR10" style:font-size-complex="12pt"/>
    </style:style>
    <style:style style:name="P9" style:family="paragraph" style:parent-style-name="Standard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style:font-name="CMR10" fo:font-size="10pt" officeooo:rsid="001b0a0b" officeooo:paragraph-rsid="001b0a0b" style:font-name-asian="CMR10" style:font-size-asian="10pt" style:font-name-complex="CMR10" style:font-size-complex="10pt"/>
    </style:style>
    <style:style style:name="P10" style:family="paragraph" style:parent-style-name="Text_20_body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style:font-name="Times New Roman" fo:font-size="12pt" officeooo:rsid="0020f32d" officeooo:paragraph-rsid="0020f32d" style:font-name-asian="CMR10" style:font-size-asian="12pt" style:font-name-complex="CMR10" style:font-size-complex="12pt"/>
    </style:style>
    <style:style style:name="P11" style:family="paragraph" style:parent-style-name="Text_20_body">
      <style:paragraph-properties fo:margin-left="0cm" fo:margin-right="0cm" fo:margin-top="0cm" fo:margin-bottom="0cm" style:contextual-spacing="false" style:line-height-at-least="0.381cm" fo:text-indent="0cm" style:auto-text-indent="false" fo:padding="0cm" fo:border="none"/>
      <style:text-properties style:font-name="Times New Roman" fo:font-size="12pt" officeooo:rsid="0020f32d" officeooo:paragraph-rsid="0021bb27" style:font-name-asian="CMR10" style:font-size-asian="12pt" style:font-name-complex="CMR10" style:font-size-complex="12pt"/>
    </style:style>
    <style:style style:name="T1" style:family="text">
      <style:text-properties officeooo:rsid="001cf1ac"/>
    </style:style>
    <style:style style:name="T2" style:family="text">
      <style:text-properties officeooo:rsid="001b0a0b"/>
    </style:style>
    <style:style style:name="T3" style:family="text">
      <style:text-properties officeooo:rsid="001d9850" style:font-name-asian="CMR10" style:font-name-complex="CMR10"/>
    </style:style>
    <style:style style:name="T4" style:family="text">
      <style:text-properties style:font-name="Times New Roman" fo:font-size="12pt" officeooo:rsid="001d9850" style:font-name-asian="CMR10" style:font-size-asian="12pt" style:font-name-complex="CMR10" style:font-size-complex="12pt"/>
    </style:style>
    <style:style style:name="T5" style:family="text">
      <style:text-properties officeooo:rsid="0021bb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T</text:span><text:span text:style-name="T2">ESTAUS</text:span>DOKUMENTTI</text:p>
      <text:p text:style-name="P2"/>
      <text:p text:style-name="P2"/>
      <text:p text:style-name="P2">Tiedon Tiivistys</text:p>
      <text:p text:style-name="P2">Krista Longi</text:p>
      <text:p text:style-name="P2">013313991</text:p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elsingin Yliopisto</text:p>
      <text:p text:style-name="P1">Aineopintojen harjoitustyö: Tietorakenteet ja algoritmit</text:p>
      <text:p text:style-name="P1">Kevät 2013, periodi 4</text:p>
      <text:p text:style-name="P1">Opettaja Kristiina Paloheimo</text:p>
      <text:p text:style-name="P1"/>
      <text:p text:style-name="P5"><text:soft-page-break/>Työn testaamiseen on käytetty yksikkötestejä ja suorituskykytestejä.</text:p>
      <text:p text:style-name="P5"/>
      <text:p text:style-name="P5">1. Ykikkötestaus</text:p>
      <text:p text:style-name="P5"/>
      <text:p text:style-name="P5">Yksikkötesteillä on testattu erikseen jokaisen metodin toimintaa, ja varmistettu että ne toimivat niin kuin pitää. Ykikkötesteillä on testattu myös suurempien osakokonaisuuksian toimintaa.</text:p>
      <text:p text:style-name="P6"/>
      <text:p text:style-name="P6">2. Suorituskykytestaus</text:p>
      <text:p text:style-name="P6"/>
      <text:p text:style-name="P4"><text:span text:style-name="T4">Suorituskykytestaukseen on käytetty sivulta </text:span><text:a xlink:type="simple" xlink:href="http://pizzachili.dcc.uchile.cl/texts.html"><text:span text:style-name="T3">http://pizzachili.dcc.uchile.cl/texts.html</text:span></text:a><text:span text:style-name="T3"> </text:span><text:span text:style-name="T4">löytyviä testaustiedostoja.</text:span></text:p>
      <text:p text:style-name="P7"/>
      <text:p text:style-name="P8">Alustavassa versiossa, joka on toteutettu käyttäen vielä javan kaluston valmista prioriteettijonoa ja listaa, tiedoston english.50MB pakkaamiseen kului aikaa millisekunneissa 379717.</text:p>
      <text:p text:style-name="P10">Purkamiseen kulunut aika millusekunneissa: 217005</text:p>
      <text:p text:style-name="P10"/>
      <text:p text:style-name="P11"><text:span text:style-name="T5">Prioriteettijono korvattu omalla keolla:</text:span></text:p>
      <text:p text:style-name="P11"><text:span text:style-name="T5">pakkaamiseen kulunut aika millisekunneissa 353052</text:span></text:p>
      <text:p text:style-name="P11"><text:span text:style-name="T5">Purkamiseen kulunut aika millusekunneissa: 204787</text:span></text:p>
      <text:p text:style-name="P6"/>
      <text:p text:style-name="P6"/>
      <text:p text:style-name="P6"/>
      <text:p text:style-name="P6"/>
      <text:p text:style-name="P6">2.1 Kuvaaja algoritmin pakkausnopeudesta erikokoisilla syötteillä</text:p>
      <text:p text:style-name="P6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MR10" svg:font-family="CMR10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1T11:23:14.02</meta:creation-date>
    <dc:date>2013-04-12T00:06:22.86</dc:date>
    <meta:editing-duration>PT11H44M14S</meta:editing-duration>
    <meta:editing-cycles>4</meta:editing-cycles>
    <meta:generator>LibreOffice/3.6$Windows_x86 LibreOffice_project/58f22d5-270d05a-e2abed1-ea17a85-9b5702</meta:generator>
    <meta:document-statistic meta:table-count="0" meta:image-count="0" meta:object-count="0" meta:page-count="2" meta:paragraph-count="19" meta:word-count="106" meta:character-count="1020" meta:non-whitespace-character-count="1019"/>
  </office:meta>
</office:document-meta>
</file>